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06000000EBC6D959D3FF4E67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Libre" svg:font-family="'David Libre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lef" svg:font-family="Alef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IPAGothic" svg:font-family="IPAGothic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93in" fo:margin-left="0in" fo:margin-top="0in" fo:margin-bottom="0in" table:align="left" style:writing-mode="rl-tb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3.1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598" fo:padding-left="0.0785in" fo:padding-right="0.075in" fo:padding-top="0in" fo:padding-bottom="0in" fo:border="0.5pt solid #000000" style:writing-mode="rl-tb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 style:writing-mode="rl-tb"/>
    </style:style>
    <style:style style:name="Table1.B2" style:family="table-cell">
      <style:table-cell-properties fo:padding-left="0.0785in" fo:padding-right="0.075in" fo:padding-top="0in" fo:padding-bottom="0in" fo:border="0.5pt solid #000000" style:writing-mode="rl-tb"/>
    </style:style>
    <style:style style:name="Table1.3" style:family="table-row">
      <style:table-row-properties style:min-row-height="0.3368in" fo:keep-together="always"/>
    </style:style>
    <style:style style:name="Table1.A3" style:family="table-cell">
      <style:table-cell-properties fo:padding-left="0.0785in" fo:padding-right="0.075in" fo:padding-top="0in" fo:padding-bottom="0in" fo:border="0.5pt solid #000000" style:writing-mode="rl-tb"/>
    </style:style>
    <style:style style:name="Table1.A4" style:family="table-cell">
      <style:table-cell-properties fo:padding-left="0.0785in" fo:padding-right="0.075in" fo:padding-top="0in" fo:padding-bottom="0in" fo:border="0.5pt solid #000000" style:writing-mode="rl-tb"/>
    </style:style>
    <style:style style:name="Table4" style:family="table">
      <style:table-properties style:width="5.9056in" table:align="right" style:writing-mode="rl-tb"/>
    </style:style>
    <style:style style:name="Table4.A" style:family="table-column">
      <style:table-column-properties style:column-width="0.6201in"/>
    </style:style>
    <style:style style:name="Table4.B" style:family="table-column">
      <style:table-column-properties style:column-width="0.8563in"/>
    </style:style>
    <style:style style:name="Table4.C" style:family="table-column">
      <style:table-column-properties style:column-width="0.5667in"/>
    </style:style>
    <style:style style:name="Table4.D" style:family="table-column">
      <style:table-column-properties style:column-width="0.9097in"/>
    </style:style>
    <style:style style:name="Table4.E" style:family="table-column">
      <style:table-column-properties style:column-width="0.7382in"/>
    </style:style>
    <style:style style:name="Table4.A1" style:family="table-cell">
      <style:table-cell-properties fo:background-color="#00b6b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f45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f04e4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background-color="#f37b70" fo:padding="0.0382in" fo:border-left="0.05pt solid #000000" fo:border-right="none" fo:border-top="none" fo:border-bottom="0.05pt solid #000000">
        <style:background-image/>
      </style:table-cell-properties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background-color="#fff685" fo:padding="0.0382in" fo:border-left="0.05pt solid #000000" fo:border-right="none" fo:border-top="none" fo:border-bottom="0.05pt solid #000000">
        <style:background-image/>
      </style:table-cell-properties>
    </style:style>
    <style:style style:name="Table4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993in" fo:margin-left="0in" fo:margin-top="0in" fo:margin-bottom="0in" table:align="left" style:writing-mode="rl-tb"/>
    </style:style>
    <style:style style:name="Table2.A" style:family="table-column">
      <style:table-column-properties style:column-width="2.7486in"/>
    </style:style>
    <style:style style:name="Table2.B" style:family="table-column">
      <style:table-column-properties style:column-width="3.150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598" fo:padding-left="0.0785in" fo:padding-right="0.075in" fo:padding-top="0in" fo:padding-bottom="0in" fo:border="0.5pt solid #000000" style:writing-mode="rl-tb">
        <style:background-image/>
      </style:table-cell-properties>
    </style:style>
    <style:style style:name="Table2.2" style:family="table-row">
      <style:table-row-properties style:min-row-height="0.4521in" fo:keep-together="auto"/>
    </style:style>
    <style:style style:name="Table2.A2" style:family="table-cell">
      <style:table-cell-properties fo:padding-left="0.0785in" fo:padding-right="0.075in" fo:padding-top="0in" fo:padding-bottom="0in" fo:border="0.5pt solid #000000" style:writing-mode="rl-tb"/>
    </style:style>
    <style:style style:name="Table2.B2" style:family="table-cell">
      <style:table-cell-properties fo:padding-left="0.0785in" fo:padding-right="0.075in" fo:padding-top="0in" fo:padding-bottom="0in" fo:border="0.5pt solid #000000" style:writing-mode="rl-tb"/>
    </style:style>
    <style:style style:name="P1" style:family="paragraph" style:parent-style-name="Header">
      <style:paragraph-properties>
        <style:tab-stops>
          <style:tab-stop style:position="1.9681in" style:type="center"/>
          <style:tab-stop style:position="5.7681in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margin-left="-0.0984in" fo:margin-right="-0.0402in" fo:text-align="start" style:justify-single-word="false" fo:text-indent="0in" style:auto-text-indent="false" style:writing-mode="lr-tb"/>
      <style:text-properties fo:font-weight="bold" style:font-weight-asian="bold" style:font-name-complex="Calibri1" style:font-weight-complex="bold"/>
    </style:style>
    <style:style style:name="P4" style:family="paragraph" style:parent-style-name="Standard">
      <style:text-properties officeooo:paragraph-rsid="002dbd53"/>
    </style:style>
    <style:style style:name="P5" style:family="paragraph" style:parent-style-name="Heading_20_1">
      <style:text-properties officeooo:paragraph-rsid="0038cd16"/>
    </style:style>
    <style:style style:name="P6" style:family="paragraph" style:parent-style-name="Heading_20_1">
      <style:paragraph-properties fo:break-before="page"/>
      <style:text-properties officeooo:paragraph-rsid="0038cd16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able_20_Contents">
      <style:text-properties officeooo:paragraph-rsid="0038cd16"/>
    </style:style>
    <style:style style:name="P9" style:family="paragraph" style:parent-style-name="Table_20_Contents">
      <style:text-properties fo:font-style="italic" fo:font-weight="bold" officeooo:paragraph-rsid="0038cd16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ize="8pt" officeooo:paragraph-rsid="002dbd53" style:font-size-asian="8pt" style:font-size-complex="8pt"/>
    </style:style>
    <style:style style:name="P11" style:family="paragraph" style:parent-style-name="Table_20_Contents">
      <style:text-properties fo:font-size="8pt" officeooo:rsid="0012ae32" officeooo:paragraph-rsid="002dbd53" style:font-size-asian="8pt" style:font-size-complex="8pt"/>
    </style:style>
    <style:style style:name="P12" style:family="paragraph" style:parent-style-name="Table_20_Contents">
      <style:text-properties fo:font-size="8pt" officeooo:rsid="00149d05" officeooo:paragraph-rsid="002dbd53" style:font-size-asian="8pt" style:font-size-complex="8pt"/>
    </style:style>
    <style:style style:name="P13" style:family="paragraph" style:parent-style-name="Table_20_Contents">
      <style:paragraph-properties fo:text-align="end" style:justify-single-word="false" style:writing-mode="rl-tb"/>
    </style:style>
    <style:style style:name="P14" style:family="paragraph" style:parent-style-name="Table_20_Heading">
      <style:text-properties fo:color="#000000" fo:font-size="8pt" officeooo:paragraph-rsid="002dbd53" style:font-size-asian="8pt" style:font-size-complex="8pt"/>
    </style:style>
    <style:style style:name="P15" style:family="paragraph" style:parent-style-name="List_20_Paragraph" style:list-style-name="WWNum18"/>
    <style:style style:name="P16" style:family="paragraph" style:parent-style-name="List_20_Paragraph" style:list-style-name="WWNum18">
      <style:text-properties officeooo:paragraph-rsid="003ea11b"/>
    </style:style>
    <style:style style:name="P17" style:family="paragraph" style:parent-style-name="Table_20_Contents" style:list-style-name="L1">
      <style:text-properties officeooo:paragraph-rsid="0038cd16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f80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7f7f"/>
    </style:style>
    <style:style style:name="T6" style:family="text">
      <style:text-properties officeooo:rsid="0031d0fc"/>
    </style:style>
    <style:style style:name="T7" style:family="text">
      <style:text-properties officeooo:rsid="003cb6b8"/>
    </style:style>
    <style:style style:name="T8" style:family="text">
      <style:text-properties officeooo:rsid="003ea11b"/>
    </style:style>
    <style:style style:name="T9" style:family="text">
      <style:text-properties officeooo:rsid="004018d8"/>
    </style:style>
    <style:style style:name="T10" style:family="text">
      <style:text-properties officeooo:rsid="00409bdf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המחלקה להנדסת תוכנה</text:p>
      <text:p text:style-name="Title">קורס פרויקט גמר בהנדסת תוכנה– מספר 10051</text:p>
      <text:p text:style-name="Title">לו"ז לדו"ח בטא 2021 – סמסטר ב'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Heading">פרטי הפרויקט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<text:span text:style-name="T1">סטודנט</text:span> – שם: שלמה <text:span text:style-name="T4">יצחק</text:span> שוורץ</text:p>
            <text:p text:style-name="Table_20_Contents">מספר ת. זהות: 302163548</text:p>
          </table:table-cell>
          <table:table-cell table:style-name="Table1.B2" office:value-type="string">
            <text:p text:style-name="Table_20_Contents"><text:span text:style-name="T1">מנחה אקדמי</text:span> – שם: מר זחיקה איהאב</text:p>
          </table:table-cell>
        </table:table-row>
        <table:table-row table:style-name="Table1.3">
          <table:table-cell table:style-name="Table1.A3" table:number-columns-spanned="2" office:value-type="string">
            <text:p text:style-name="Table_20_Contents"><text:span text:style-name="T1">כותרת פרויקט הגמר </text:span><text:span text:style-name="T3">בעברית</text:span><text:span text:style-name="T1">:</text:span> מזכירה ממוחשבת לרופאים פרטיים</text:p>
          </table:table-cell>
          <table:covered-table-cell/>
        </table:table-row>
        <table:table-row table:style-name="Table1.3">
          <table:table-cell table:style-name="Table1.A4" table:number-columns-spanned="2" office:value-type="string">
            <text:p text:style-name="P13"><text:span text:style-name="T1">כותרת פרויקט הגמר</text:span> באנגלית: Computerized Secretary for Private Doctors</text:p>
          </table:table-cell>
          <table:covered-table-cell/>
        </table:table-row>
      </table:table>
      <text:h text:style-name="P5" text:outline-level="1"/>
      <text:h text:style-name="P6" text:outline-level="1">דו"ח</text:h>
      <text:h text:style-name="Heading_20_2" text:outline-level="2">תיאור ההתקדמות בפרויקט</text:h>
      <text:p text:style-name="P8">יושמו החלקים הבאים של האתר:</text:p>
      <text:list xml:id="list1290721015" text:style-name="L1">
        <text:list-item>
          <text:p text:style-name="P17">רישום וכניסת משתמשים</text:p>
        </text:list-item>
        <text:list-item>
          <text:p text:style-name="P17">חיפוש רופאים (יוסר מאחר שנוגד את רצון הלקוח)</text:p>
        </text:list-item>
        <text:list-item>
          <text:p text:style-name="P17">קביעת תורים לפי אורך תור קבוע של 15 דקות</text:p>
        </text:list-item>
        <text:list-item>
          <text:p text:style-name="P17">צפייה ברשימת תורים עתידיים</text:p>
        </text:list-item>
        <text:list-item>
          <text:p text:style-name="P17">שינוי וביטול תורים</text:p>
        </text:list-item>
      </text:list>
      <text:h text:style-name="Heading_20_2" text:outline-level="2">מצב תוצרי הפרויקט</text:h>
      <text:p text:style-name="P9">פרויקט יזמות – יש משתמשים פעילים במערכת?</text:p>
      <text:p text:style-name="P8">לא. יש משתמשים שניסו את המערכת, אבל היא לא בשלה מספיק לשימוש.</text:p>
      <text:h text:style-name="Heading_20_2" text:outline-level="2">התכנית לסיום</text:h>
      <text:list xml:id="list1103922505" text:style-name="WWNum18">
        <text:list-item>
          <text:p text:style-name="P15">שבוע 1-2 (14 במרץ עד 27 במרץ): יישום של יצירת פרופיל רופא <text:span text:style-name="T5">ו</text:span>ניהול פרטי מרפאה.</text:p>
        </text:list-item>
        <text:list-item>
          <text:p text:style-name="P15">שבוע 3-4 (28 במרץ עד 1<text:span text:style-name="T7">0</text:span> באפריל): יישום של מערכת צ’ט, פרטי תור, <text:span text:style-name="T5">ו</text:span>יצירת כללים לקביעת תורים.</text:p>
        </text:list-item>
        <text:list-item>
          <text:p text:style-name="P16">שבוע 5-<text:span text:style-name="T8">6</text:span> (1<text:span text:style-name="T7">1</text:span> באפריל עד <text:span text:style-name="T8">24 באפריל</text:span>): <text:span text:style-name="T5">יישום של </text:span>חיפוש הערות ביקור, הסרת חיפוש רופאים, יצירת אתר כאילו נפרד לכל רופא (או מרפאה?).</text:p>
        </text:list-item>
        <text:list-item>
          <text:p text:style-name="P16"><text:span text:style-name="T8">שבוע 7-8 (25 באפריל עד 8 במאי): פגישות ופידבק מהמשתמשים, ביצוע </text:span>בדיקות, <text:span text:style-name="T8">ותיקון באגים.</text:span></text:p>
        </text:list-item>
        <text:list-item>
          <text:p text:style-name="P15">שבוע <text:span text:style-name="T9">9-10</text:span> (<text:span text:style-name="T9">9</text:span> במאי עד 20 במאי) כתיב<text:span text:style-name="T5">ה והגשה של</text:span> דו"ח <text:span text:style-name="T5">הבטא.</text:span></text:p>
        </text:list-item>
        <text:list-item>
          <text:p text:style-name="P15">שבוע <text:span text:style-name="T9">11-12</text:span> (23 במאי עד 5 ביוני): בחירה במערכת לשליחת מסרונים והטמעתה לצורך אישור<text:span text:style-name="T6">י</text:span> הגעה.</text:p>
        </text:list-item>
        <text:list-item>
          <text:p text:style-name="P15">שבוע 1<text:span text:style-name="T9">2-13</text:span> (6 ביוני עד 19 ביוני): הגבלת גישה למידע, ובפרט מניעת כל גישה למידע של משתמשים אחרים,<text:span text:style-name="T10">פגישות ופידבק מהמשתמשים, ביצוע בדיקות, ותיקון באגים.</text:span></text:p>
        </text:list-item>
        <text:list-item>
          <text:p text:style-name="P15">שבוע 14 (20 ביוני עד 8 ביולי): כתיב<text:span text:style-name="T5">ה והגשה של</text:span> דו"ח <text:span text:style-name="T5">הסיום.</text:span></text:p>
        </text:list-item>
      </text:list>
      <text:h text:style-name="Heading_20_1" text:outline-level="1"/>
      <text:h text:style-name="P7" text:outline-level="2">עדכון סיכונים בפרוייקט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4"/>
        <table:table-row>
          <table:table-cell table:style-name="Table4.A1" office:value-type="string">
            <text:p text:style-name="P14">עדיפות</text:p>
          </table:table-cell>
          <table:table-cell table:style-name="Table4.A1" office:value-type="string">
            <text:p text:style-name="P14">תיאור הסיכון</text:p>
          </table:table-cell>
          <table:table-cell table:style-name="Table4.A1" office:value-type="string">
            <text:p text:style-name="P14">בעלים</text:p>
          </table:table-cell>
          <table:table-cell table:style-name="Table4.A1" office:value-type="string">
            <text:p text:style-name="P14">השפעה אפשרית</text:p>
          </table:table-cell>
          <table:table-cell table:style-name="Table4.E1" office:value-type="string">
            <text:p text:style-name="P14">התסברות</text:p>
          </table:table-cell>
          <table:table-cell table:style-name="Table4.E1" office:value-type="string">
            <text:p text:style-name="P14">חומרת השפעה</text:p>
          </table:table-cell>
          <table:table-cell table:style-name="Table4.E1" office:value-type="string">
            <text:p text:style-name="P14">רמת סיכון</text:p>
          </table:table-cell>
          <table:table-cell table:style-name="Table4.H1" office:value-type="string">
            <text:p text:style-name="P14">התמודדות</text:p>
          </table:table-cell>
        </table:table-row>
        <table:table-row>
          <table:table-cell table:style-name="Table4.A2" office:value-type="string">
            <text:p text:style-name="P10">1</text:p>
          </table:table-cell>
          <table:table-cell table:style-name="Table4.B2" office:value-type="string">
            <text:p text:style-name="P10">פרצות אבטחה או בעיות במידור המידע בין המשתמשים</text:p>
          </table:table-cell>
          <table:table-cell table:style-name="Table4.C2" office:value-type="string">
            <text:p text:style-name="P10">המפתח (אני)</text:p>
          </table:table-cell>
          <table:table-cell table:style-name="Table4.D2" office:value-type="string">
            <text:p text:style-name="P10">מערכת שאינה שומרת על הפרטיות אינה שמישה בעולם האמיתי</text:p>
          </table:table-cell>
          <table:table-cell table:style-name="Table4.E2" office:value-type="string">
            <text:p text:style-name="P10">0.9</text:p>
          </table:table-cell>
          <table:table-cell table:style-name="Table4.F2" office:value-type="string">
            <text:p text:style-name="P10">קריטית</text:p>
          </table:table-cell>
          <table:table-cell table:style-name="Table4.G2" office:value-type="string">
            <text:p text:style-name="P10">1</text:p>
          </table:table-cell>
          <table:table-cell table:style-name="Table4.H2" office:value-type="string">
            <text:p text:style-name="P10">ייעוץ חיצוני של מומחה אבטחה</text:p>
          </table:table-cell>
        </table:table-row>
        <table:table-row>
          <table:table-cell table:style-name="Table4.A3" office:value-type="string">
            <text:p text:style-name="P10">2</text:p>
          </table:table-cell>
          <table:table-cell table:style-name="Table4.B3" office:value-type="string">
            <text:p text:style-name="P10">לו"ז אופטימיסטי מידי</text:p>
          </table:table-cell>
          <table:table-cell table:style-name="Table4.C3" office:value-type="string">
            <text:p text:style-name="P10">המפתח (אני)</text:p>
          </table:table-cell>
          <table:table-cell table:style-name="Table4.D3" office:value-type="string">
            <text:p text:style-name="P10">אין מספיק זמן לפתח כל תכונה</text:p>
          </table:table-cell>
          <table:table-cell table:style-name="Table4.E3" office:value-type="string">
            <text:p text:style-name="P11">1</text:p>
          </table:table-cell>
          <table:table-cell table:style-name="Table4.F3" office:value-type="string">
            <text:p text:style-name="P12">גבוהה</text:p>
          </table:table-cell>
          <table:table-cell table:style-name="Table4.G3" office:value-type="string">
            <text:p text:style-name="P12">2</text:p>
          </table:table-cell>
          <table:table-cell table:style-name="Table4.H3" office:value-type="string">
            <text:p text:style-name="P12">לחתוך את מה שאין זמן ליישם <text:span text:style-name="T2">(אפליקציה לאנדרואיד, תפריט טלפוני)</text:span></text:p>
          </table:table-cell>
        </table:table-row>
        <table:table-row>
          <table:table-cell table:style-name="Table4.A4" office:value-type="string">
            <text:p text:style-name="P10">3</text:p>
          </table:table-cell>
          <table:table-cell table:style-name="Table4.B4" office:value-type="string">
            <text:p text:style-name="P10">לא לקבל משובים מספיקים מהלקוחות</text:p>
          </table:table-cell>
          <table:table-cell table:style-name="Table4.C4" office:value-type="string">
            <text:p text:style-name="P10">המפתח (אני)</text:p>
          </table:table-cell>
          <table:table-cell table:style-name="Table4.D4" office:value-type="string">
            <text:p text:style-name="P10">לא יודע מה הבעיות ומה חסר</text:p>
          </table:table-cell>
          <table:table-cell table:style-name="Table4.E4" office:value-type="string">
            <text:p text:style-name="P10">0.5</text:p>
          </table:table-cell>
          <table:table-cell table:style-name="Table4.F4" office:value-type="string">
            <text:p text:style-name="P10">בינונית</text:p>
          </table:table-cell>
          <table:table-cell table:style-name="Table4.G3" office:value-type="string">
            <text:p text:style-name="P10">3</text:p>
          </table:table-cell>
          <table:table-cell table:style-name="Table4.H4" office:value-type="string">
            <text:p text:style-name="P10">להביא את המערכת בפני הלקוחות בתדירות מסויימת ולתשאל אותם לעומק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Table_20_Heading">חתימות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able_20_Contents">חתימת הסטודנט: </text:p>
            <text:p text:style-name="Table_20_Contents">תאריך:</text:p>
          </table:table-cell>
          <table:table-cell table:style-name="Table2.B2" office:value-type="string">
            <text:p text:style-name="Table_20_Contents">חתימת המנחה האקדמי:</text:p>
            <text:p text:style-name="Table_20_Contents">תאריך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Libre" svg:font-family="'David Libre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lef" svg:font-family="Alef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IPAGothic" svg:font-family="IPAGothic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0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center" style:justify-single-word="false" fo:orphans="2" fo:widows="2" style:writing-mode="rl-tb"/>
      <style:text-properties fo:font-size="12pt" style:font-size-asian="12pt" style:font-name-complex="Liberation Sans" style:font-family-complex="'Liberation Sans'" style:font-family-generic-complex="swiss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Alef" style:font-family-complex="Ale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" style:font-family-complex="'David Libr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Libre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" style:font-family-complex="'David Libre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text-align="center" style:justify-single-word="false" fo:keep-together="always" fo:keep-with-next="always"/>
      <style:text-properties fo:color="#009598" style:font-name="Cambria" fo:font-family="Cambria" style:font-family-generic="roman" style:font-pitch="variable" fo:font-size="22pt" fo:font-weight="bold" style:font-name-asian="Calibri1" style:font-family-asian="Calibri" style:font-family-generic-asian="system" style:font-pitch-asian="variable" style:font-size-asian="22pt" style:font-weight-asian="bold" style:font-name-complex="Liberation Sans" style:font-family-complex="'Liberation Sans'" style:font-family-generic-complex="swiss" style:font-pitch-complex="variable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text-align="end" style:justify-single-word="false" fo:keep-together="always" fo:keep-with-next="always"/>
      <style:text-properties fo:color="#009598" style:font-name="Cambria" fo:font-family="Cambria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WWNum18">
      <style:paragraph-properties fo:margin-left="0.5in" fo:margin-right="0in" fo:margin-top="0in" fo:margin-bottom="0in" loext:contextual-spacing="true" fo:text-align="end" style:justify-single-word="false" fo:text-indent="0in" style:auto-text-indent="false"/>
      <style:text-properties style:font-name="Liberation Sans" fo:font-family="'Liberation Sans'" style:font-family-generic="swiss" style:font-pitch="variable" fo:font-size="12pt" style:font-name-asian="Times New Roman" style:font-family-asian="'Times New Roman'" style:font-family-generic-asian="system" style:font-pitch-asian="variable" style:font-size-asian="12pt" style:language-asian="he" style:country-asian="IL" style:font-name-complex="Liberation Sans" style:font-family-complex="'Liberation Sans'" style:font-family-generic-complex="swiss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text-align="end" style:justify-single-word="false" text:number-lines="false" text:line-number="0"/>
      <style:text-properties fo:font-size="12pt" style:font-size-asian="12pt" style:font-name-complex="Liberation Sans" style:font-family-complex="'Liberation Sans'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text-align="end" style:justify-single-word="false" text:number-lines="false" text:line-number="0"/>
      <style:text-properties fo:color="#ffffff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name-complex="Liberation Sans" style:font-family-complex="'Liberation Sans'" style:font-family-generic-complex="swiss" style:font-pitch-complex="variable" style:font-size-complex="2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long_5f_text" style:display-name="long_text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Footnote_20_Text_20_Char" style:display-name="Footnote Text Cha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181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18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18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181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181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18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181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181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18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302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8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3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8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7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.9681in" style:type="center"/>
          <style:tab-stop style:position="5.7681in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Standard">
      <style:paragraph-properties fo:margin-left="-0.0984in" fo:margin-right="-0.0402in" fo:text-align="start" style:justify-single-word="false" fo:text-indent="0in" style:auto-text-indent="false" style:writing-mode="lr-tb"/>
      <style:text-properties fo:font-weight="bold" style:font-weight-asian="bold" style:font-name-complex="Calibri1" style:font-weight-complex="bold"/>
    </style:style>
    <style:style style:name="M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957in" fo:margin-bottom="0.4917in" fo:margin-left="1.1811in" fo:margin-right="1.1807in" style:writing-mode="rl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1.55in" fo:margin-left="0in" fo:margin-right="0in" fo:margin-bottom="1.5102in" style:dynamic-spacing="true"/>
      </style:header-style>
      <style:footer-style>
        <style:header-footer-properties fo:min-height="0.7563in" fo:margin-left="0in" fo:margin-right="0in" fo:margin-top="0.71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3" text:anchor-type="char" svg:y="0in" svg:width="7.7083in" svg:height="1.1772in" draw:z-index="2"><draw:image xlink:href="Pictures/1000000000000606000000EBC6D959D3FF4E677A.jpg" xlink:type="simple" xlink:show="embed" xlink:actuate="onLoad" loext:mime-type="image/jpeg"/><svg:desc>33599_meshulav_up</svg:desc></draw:frame></text:p>
        <text:p text:style-name="Header"/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0</meta:editing-cycles>
    <meta:creation-date>2020-03-24T19:36:00</meta:creation-date>
    <dc:date>2021-03-14T23:49:09.655979872</dc:date>
    <meta:editing-duration>PT13H45M3S</meta:editing-duration>
    <meta:generator>LibreOffice/6.0.7.3$Linux_X86_64 LibreOffice_project/00m0$Build-3</meta:generator>
    <dc:creator>Yitzchak Schwarz</dc:creator>
    <meta:document-statistic meta:table-count="3" meta:image-count="1" meta:object-count="0" meta:page-count="3" meta:paragraph-count="68" meta:word-count="358" meta:character-count="1938" meta:non-whitespace-character-count="1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